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9A7900000D1E00000D8F8B2F36D0.svg" manifest:media-type=""/>
  <manifest:file-entry manifest:full-path="Pictures/100002010000007F000000837B914274.png" manifest:media-type=""/>
  <manifest:file-entry manifest:full-path="Pictures/100B7D6200005208000074040EF49A85.svg" manifest:media-type=""/>
  <manifest:file-entry manifest:full-path="Pictures/100002010000025300000349CC87DF5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.243cm" svg:height="3.172cm" svg:x="6.457cm" svg:y="2.028cm">
          <draw:image xlink:href="Pictures/100002010000025300000349CC87DF55.png" xlink:type="simple" xlink:show="embed" xlink:actuate="onLoad"/>
          <draw:image xlink:href="Pictures/100B7D6200005208000074040EF49A85.svg" xlink:type="simple" xlink:show="embed" xlink:actuate="onLoad">
            <text:p/>
          </draw:image>
        </draw:frame>
        <draw:frame draw:style-name="gr1" draw:text-style-name="P1" draw:layer="layout" svg:width="2.1cm" svg:height="2.171cm" svg:x="5.2cm" svg:y="7.029cm">
          <draw:image xlink:href="Pictures/100002010000007F000000837B914274.png" xlink:type="simple" xlink:show="embed" xlink:actuate="onLoad"/>
          <draw:image xlink:href="Pictures/10009A7900000D1E00000D8F8B2F36D0.svg" xlink:type="simple" xlink:show="embed" xlink:actuate="onLoad">
            <text:p/>
          </draw:image>
        </draw:frame>
        <draw:frame draw:style-name="gr1" draw:text-style-name="P1" draw:layer="layout" svg:width="2.1cm" svg:height="2.171cm" svg:x="12.8cm" svg:y="7.03cm">
          <draw:image xlink:href="Pictures/100002010000007F000000837B914274.png" xlink:type="simple" xlink:show="embed" xlink:actuate="onLoad"/>
          <draw:image xlink:href="Pictures/10009A7900000D1E00000D8F8B2F36D0.svg" xlink:type="simple" xlink:show="embed" xlink:actuate="onLoad">
            <text:p/>
          </draw:image>
        </draw:frame>
        <draw:line draw:style-name="gr2" draw:text-style-name="P1" draw:layer="layout" svg:x1="6cm" svg:y1="7cm" svg:x2="7.4cm" svg:y2="4.6cm">
          <text:p/>
        </draw:line>
        <draw:line draw:style-name="gr2" draw:text-style-name="P1" draw:layer="layout" svg:x1="12.3cm" svg:y1="4.6cm" svg:x2="13.5cm" svg:y2="6.9cm">
          <text:p/>
        </draw:line>
        <draw:frame draw:style-name="gr1" draw:text-style-name="P1" draw:layer="layout" svg:width="2.243cm" svg:height="3.172cm" svg:x="11.258cm" svg:y="2.028cm">
          <draw:image xlink:href="Pictures/100002010000025300000349CC87DF55.png" xlink:type="simple" xlink:show="embed" xlink:actuate="onLoad"/>
          <draw:image xlink:href="Pictures/100B7D6200005208000074040EF49A85.svg" xlink:type="simple" xlink:show="embed" xlink:actuate="onLoad">
            <text:p/>
          </draw:image>
        </draw:frame>
        <draw:line draw:style-name="gr2" draw:text-style-name="P1" draw:layer="layout" svg:x1="9cm" svg:y1="3.5cm" svg:x2="11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 Melzer</meta:initial-creator>
    <meta:creation-date>2013-09-06T11:14:29.625218318</meta:creation-date>
    <dc:date>2013-09-06T11:29:56.706186074</dc:date>
    <dc:creator>Marius Melzer</dc:creator>
    <meta:editing-duration>PT1M36S</meta:editing-duration>
    <meta:editing-cycles>2</meta:editing-cycles>
    <meta:generator>LibreOffice/4.1.1.2$Linux_X86_64 LibreOffice_project/410$Build-2</meta:generator>
    <meta:document-statistic meta:object-count="7"/>
  </office:meta>
</office:document-meta>
</file>